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1.5pt" style:font-size-complex="36pt"/>
    </style:style>
    <style:style style:name="P2" style:family="paragraph" style:parent-style-name="Standard">
      <style:text-properties fo:font-size="16pt" officeooo:rsid="001867c8" officeooo:paragraph-rsid="001867c8" style:font-size-asian="16pt" style:font-size-complex="16pt"/>
    </style:style>
    <style:style style:name="P3" style:family="paragraph" style:parent-style-name="Standard">
      <style:text-properties fo:font-size="16pt" officeooo:rsid="00193c28" officeooo:paragraph-rsid="00193c28" style:font-size-asian="16pt" style:font-size-complex="16pt"/>
    </style:style>
    <style:style style:name="P4" style:family="paragraph" style:parent-style-name="Standard">
      <style:text-properties fo:font-size="24pt" officeooo:rsid="00193c28" officeooo:paragraph-rsid="00193c28" style:font-size-asian="24pt" style:font-size-complex="24pt"/>
    </style:style>
    <style:style style:name="P5" style:family="paragraph" style:parent-style-name="Standard">
      <style:text-properties fo:font-size="24pt" officeooo:rsid="001867c8" style:font-size-asian="21pt" style:font-size-complex="24pt"/>
    </style:style>
    <style:style style:name="P6" style:family="paragraph" style:parent-style-name="Standard">
      <style:text-properties officeooo:paragraph-rsid="001ad670"/>
    </style:style>
    <style:style style:name="P7" style:family="paragraph" style:parent-style-name="Standard">
      <style:text-properties fo:font-variant="normal" fo:text-transform="none" fo:color="#001d35" style:font-name="Liberation Serif" fo:font-size="15pt" fo:letter-spacing="normal" fo:font-style="normal" fo:font-weight="normal" officeooo:rsid="00193c28" officeooo:paragraph-rsid="001ad670" style:font-size-asian="15pt" style:font-size-complex="15pt"/>
    </style:style>
    <style:style style:name="P8" style:family="paragraph" style:parent-style-name="Standard">
      <style:text-properties fo:font-variant="normal" fo:text-transform="none" fo:color="#001d35" style:font-name="Liberation Serif" fo:font-size="15pt" fo:letter-spacing="normal" fo:font-style="normal" fo:font-weight="normal" officeooo:rsid="00193c28" officeooo:paragraph-rsid="001d144b" style:font-size-asian="15pt" style:font-size-complex="15pt"/>
    </style:style>
    <style:style style:name="P9" style:family="paragraph" style:parent-style-name="Standard">
      <style:text-properties fo:font-variant="normal" fo:text-transform="none" fo:color="#001d35" style:font-name="Liberation Serif" fo:font-size="15pt" fo:letter-spacing="normal" fo:font-style="normal" fo:font-weight="normal" officeooo:rsid="00193c28" officeooo:paragraph-rsid="001faccd" style:font-size-asian="15pt" style:font-size-complex="15pt"/>
    </style:style>
    <style:style style:name="P10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paragraph-rsid="001ad670" style:font-size-asian="15pt" style:font-size-complex="15pt"/>
    </style:style>
    <style:style style:name="P11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1d144b" officeooo:paragraph-rsid="001d144b" style:font-size-asian="15pt" style:font-size-complex="15pt"/>
    </style:style>
    <style:style style:name="P12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1d144b" officeooo:paragraph-rsid="001e70bc" style:font-size-asian="15pt" style:font-size-complex="15pt"/>
    </style:style>
    <style:style style:name="P13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1d144b" officeooo:paragraph-rsid="001faccd" style:font-size-asian="15pt" style:font-size-complex="15pt"/>
    </style:style>
    <style:style style:name="P14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1d144b" officeooo:paragraph-rsid="00219bfb" style:font-size-asian="15pt" style:font-size-complex="15pt"/>
    </style:style>
    <style:style style:name="P15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1d144b" officeooo:paragraph-rsid="0023ae61" style:font-size-asian="15pt" style:font-size-complex="15pt"/>
    </style:style>
    <style:style style:name="P16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1d144b" officeooo:paragraph-rsid="0024588c" style:font-size-asian="15pt" style:font-size-complex="15pt"/>
    </style:style>
    <style:style style:name="P17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paragraph-rsid="001faccd" style:font-size-asian="15pt" style:font-size-complex="15pt"/>
    </style:style>
    <style:style style:name="P18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paragraph-rsid="00219bfb" style:font-size-asian="15pt" style:font-size-complex="15pt"/>
    </style:style>
    <style:style style:name="P19" style:family="paragraph" style:parent-style-name="Standard">
      <style:text-properties fo:font-size="15pt" style:font-size-asian="15pt" style:font-size-complex="15pt"/>
    </style:style>
    <style:style style:name="P20" style:family="paragraph" style:parent-style-name="Standard">
      <style:text-properties fo:font-size="15pt" officeooo:rsid="001867c8" officeooo:paragraph-rsid="001867c8" style:font-size-asian="15pt" style:font-size-complex="15pt"/>
    </style:style>
    <style:style style:name="P21" style:family="paragraph" style:parent-style-name="Standard">
      <style:text-properties fo:font-size="15pt" officeooo:rsid="001867c8" officeooo:paragraph-rsid="0023ae61" style:font-size-asian="15pt" style:font-size-complex="15pt"/>
    </style:style>
    <style:style style:name="P22" style:family="paragraph" style:parent-style-name="Standard">
      <style:text-properties fo:font-size="15pt" officeooo:rsid="00193c28" officeooo:paragraph-rsid="00193c28" style:font-size-asian="15pt" style:font-size-complex="15pt"/>
    </style:style>
    <style:style style:name="P23" style:family="paragraph" style:parent-style-name="Standard">
      <style:text-properties fo:font-size="15pt" officeooo:paragraph-rsid="001ad670" style:font-size-asian="15pt" style:font-size-complex="15pt"/>
    </style:style>
    <style:style style:name="P24" style:family="paragraph" style:parent-style-name="Standard">
      <style:text-properties fo:font-size="15pt" officeooo:rsid="001ad670" officeooo:paragraph-rsid="001ad670" style:font-size-asian="15pt" style:font-size-complex="15pt"/>
    </style:style>
    <style:style style:name="P25" style:family="paragraph" style:parent-style-name="Standard">
      <style:text-properties fo:font-size="15pt" officeooo:paragraph-rsid="00193c28"/>
    </style:style>
    <style:style style:name="P26" style:family="paragraph" style:parent-style-name="Standard">
      <style:text-properties officeooo:paragraph-rsid="001e70bc"/>
    </style:style>
    <style:style style:name="P27" style:family="paragraph" style:parent-style-name="Standard" style:list-style-name="List_20_1">
      <style:text-properties officeooo:paragraph-rsid="0024588c"/>
    </style:style>
    <style:style style:name="P28" style:family="paragraph" style:parent-style-name="Standard" style:list-style-name="List_20_1">
      <style:text-properties fo:font-size="16pt" officeooo:rsid="00193c28" officeooo:paragraph-rsid="001ad670" style:font-size-asian="16pt" style:font-size-complex="16pt"/>
    </style:style>
    <style:style style:name="P29" style:family="paragraph" style:parent-style-name="Standard" style:list-style-name="List_20_1">
      <style:text-properties fo:font-size="16pt" officeooo:rsid="00193c28" officeooo:paragraph-rsid="00193c28" style:font-size-asian="16pt" style:font-size-complex="16pt"/>
    </style:style>
    <style:style style:name="P30" style:family="paragraph" style:parent-style-name="Standard" style:list-style-name="List_20_1">
      <style:text-properties fo:font-size="16pt" officeooo:rsid="001867c8" officeooo:paragraph-rsid="001867c8" style:font-size-asian="16pt" style:font-size-complex="16pt"/>
    </style:style>
    <style:style style:name="P31" style:family="paragraph" style:parent-style-name="Standard">
      <style:text-properties fo:font-size="16pt" officeooo:rsid="00278c80" officeooo:paragraph-rsid="00278c80" style:font-size-asian="16pt" style:font-size-complex="16pt"/>
    </style:style>
    <style:style style:name="P32" style:family="paragraph" style:parent-style-name="Standard" style:list-style-name="List_20_1">
      <style:text-properties fo:font-variant="normal" fo:text-transform="none" fo:color="#212121" style:font-name="Liberation Serif" fo:font-size="16pt" fo:letter-spacing="normal" fo:font-style="normal" fo:font-weight="normal" officeooo:rsid="001d144b" officeooo:paragraph-rsid="001d144b" style:font-size-asian="16pt" style:font-size-complex="16pt"/>
    </style:style>
    <style:style style:name="P33" style:family="paragraph" style:parent-style-name="Standard" style:list-style-name="List_20_1">
      <style:text-properties fo:font-variant="normal" fo:text-transform="none" fo:color="#212121" style:font-name="Liberation Serif" fo:font-size="16pt" fo:letter-spacing="normal" fo:font-style="normal" fo:font-weight="normal" officeooo:paragraph-rsid="001ad670" style:font-size-asian="16pt" style:font-size-complex="16pt"/>
    </style:style>
    <style:style style:name="P34" style:family="paragraph" style:parent-style-name="Standard" style:list-style-name="List_20_1">
      <style:text-properties fo:font-variant="normal" fo:text-transform="none" fo:color="#212121" style:font-name="Liberation Serif" fo:font-size="15pt" fo:letter-spacing="normal" fo:font-style="normal" fo:font-weight="normal" officeooo:rsid="001d144b" officeooo:paragraph-rsid="001d144b" style:font-size-asian="15pt" style:font-size-complex="15pt"/>
    </style:style>
    <style:style style:name="P35" style:family="paragraph" style:parent-style-name="Standard" style:list-style-name="List_20_1">
      <style:text-properties fo:font-variant="normal" fo:text-transform="none" fo:color="#212121" style:font-name="Liberation Serif" fo:font-size="15pt" fo:letter-spacing="normal" fo:font-style="normal" fo:font-weight="normal" officeooo:rsid="001d144b" officeooo:paragraph-rsid="0024588c" style:font-size-asian="15pt" style:font-size-complex="15pt"/>
    </style:style>
    <style:style style:name="P36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2915ae" officeooo:paragraph-rsid="002915ae" style:font-size-asian="15pt" style:font-size-complex="15pt"/>
    </style:style>
    <style:style style:name="P37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25c939" officeooo:paragraph-rsid="001ad670" style:font-size-asian="15pt" style:font-size-complex="15pt"/>
    </style:style>
    <style:style style:name="P38" style:family="paragraph" style:parent-style-name="Standard">
      <style:text-properties fo:font-variant="normal" fo:text-transform="none" fo:color="#212121" style:font-name="Liberation Serif" fo:font-size="15pt" fo:letter-spacing="normal" fo:font-style="normal" fo:font-weight="normal" officeooo:rsid="0029ccbe" officeooo:paragraph-rsid="0029ccbe" style:font-size-asian="15pt" style:font-size-complex="15pt"/>
    </style:style>
    <style:style style:name="P39" style:family="paragraph" style:parent-style-name="Standard" style:list-style-name="List_20_1">
      <style:text-properties fo:font-variant="normal" fo:text-transform="none" fo:color="#000080" style:font-name="Liberation Serif" fo:font-size="15pt" fo:letter-spacing="normal" fo:language="zxx" fo:country="none" fo:font-style="normal" style:text-underline-style="none" fo:font-weight="normal" officeooo:rsid="0024dbc7" officeooo:paragraph-rsid="0024dbc7" style:font-size-asian="15pt" style:language-asian="zxx" style:country-asian="none" style:font-size-complex="15pt" style:language-complex="zxx" style:country-complex="none"/>
    </style:style>
    <style:style style:name="P40" style:family="paragraph" style:parent-style-name="Standard" style:list-style-name="List_20_1">
      <style:text-properties fo:font-size="15pt" officeooo:rsid="001867c8" officeooo:paragraph-rsid="0024588c" style:font-size-asian="15pt" style:font-size-complex="15pt"/>
    </style:style>
    <style:style style:name="P41" style:family="paragraph" style:parent-style-name="Standard">
      <style:text-properties fo:font-size="24pt" officeooo:rsid="00193c28" officeooo:paragraph-rsid="00193c28" style:font-size-asian="24pt" style:font-size-complex="24pt"/>
    </style:style>
    <style:style style:name="T1" style:family="text">
      <style:text-properties fo:font-size="32pt" officeooo:rsid="001867c8" style:font-size-asian="32pt" style:font-size-complex="32pt"/>
    </style:style>
    <style:style style:name="T2" style:family="text">
      <style:text-properties fo:font-size="24pt" officeooo:rsid="001867c8" style:font-size-asian="21pt" style:font-size-complex="24pt"/>
    </style:style>
    <style:style style:name="T3" style:family="text">
      <style:text-properties style:text-position="super 58%" fo:font-size="24pt" officeooo:rsid="001867c8" style:font-size-asian="21pt" style:font-size-complex="24pt"/>
    </style:style>
    <style:style style:name="T4" style:family="text">
      <style:text-properties fo:font-variant="normal" fo:text-transform="none" fo:color="#001d35" style:font-name="Liberation Serif" fo:letter-spacing="normal" fo:font-style="normal" fo:font-weight="normal"/>
    </style:style>
    <style:style style:name="T5" style:family="text">
      <style:text-properties fo:font-variant="normal" fo:text-transform="none" fo:color="#001d35" style:font-name="Liberation Serif" fo:letter-spacing="normal" fo:font-style="normal" fo:font-weight="normal" officeooo:rsid="00193c28"/>
    </style:style>
    <style:style style:name="T6" style:family="text">
      <style:text-properties fo:font-variant="normal" fo:text-transform="none" fo:color="#212121" style:font-name="Liberation Serif" fo:letter-spacing="normal" fo:font-style="normal" fo:font-weight="normal"/>
    </style:style>
    <style:style style:name="T7" style:family="text">
      <style:text-properties fo:font-variant="normal" fo:text-transform="none" fo:color="#212121" style:font-name="Liberation Serif" fo:letter-spacing="normal" fo:font-style="normal" fo:font-weight="normal" style:font-size-asian="15pt" style:font-size-complex="15pt"/>
    </style:style>
    <style:style style:name="T8" style:family="text">
      <style:text-properties fo:font-variant="normal" fo:text-transform="none" fo:color="#212121" style:font-name="Liberation Serif" fo:font-size="15pt" fo:letter-spacing="normal" fo:font-style="normal" fo:font-weight="normal" style:font-size-asian="15pt" style:font-size-complex="15pt"/>
    </style:style>
    <style:style style:name="T9" style:family="text">
      <style:text-properties fo:font-variant="normal" fo:text-transform="none" fo:color="#212121" style:font-name="Liberation Serif" fo:font-size="15pt" fo:letter-spacing="normal" fo:font-style="normal" fo:font-weight="normal" officeooo:rsid="001d144b" style:font-size-asian="15pt" style:font-size-complex="15pt"/>
    </style:style>
    <style:style style:name="T10" style:family="text">
      <style:text-properties fo:font-variant="normal" fo:text-transform="none" fo:color="#212121" style:font-name="Liberation Serif" fo:font-size="15pt" fo:letter-spacing="normal" fo:font-style="normal" fo:font-weight="normal" officeooo:rsid="0024588c" style:font-size-asian="15pt" style:font-size-complex="15pt"/>
    </style:style>
    <style:style style:name="T11" style:family="text">
      <style:text-properties fo:font-variant="normal" fo:text-transform="none" fo:color="#212121" style:font-name="Liberation Serif" fo:font-size="15pt" fo:letter-spacing="normal" fo:font-style="normal" style:text-underline-style="none" fo:font-weight="normal" officeooo:rsid="001d144b" style:font-size-asian="15pt" style:font-size-complex="15pt"/>
    </style:style>
    <style:style style:name="T12" style:family="text">
      <style:text-properties fo:font-variant="normal" fo:text-transform="none" fo:color="#212121" style:font-name="Liberation Serif" fo:font-size="15pt" fo:letter-spacing="normal" fo:font-style="normal" style:text-underline-style="none" fo:font-weight="normal" officeooo:rsid="001e70bc" style:font-size-asian="15pt" style:font-size-complex="15pt"/>
    </style:style>
    <style:style style:name="T13" style:family="text">
      <style:text-properties fo:font-variant="normal" fo:text-transform="none" fo:color="#000080" style:font-name="Liberation Serif" fo:font-size="15pt" fo:letter-spacing="normal" fo:language="zxx" fo:country="none" fo:font-style="normal" style:text-underline-style="solid" style:text-underline-width="auto" style:text-underline-color="font-color" fo:font-weight="normal" officeooo:rsid="0024588c" style:font-size-asian="15pt" style:language-asian="zxx" style:country-asian="none" style:font-size-complex="15pt" style:language-complex="zxx" style:country-complex="none"/>
    </style:style>
    <style:style style:name="T14" style:family="text">
      <style:text-properties fo:font-variant="normal" fo:text-transform="none" fo:color="#000080" style:font-name="Liberation Serif" fo:font-size="15pt" fo:letter-spacing="normal" fo:language="zxx" fo:country="none" fo:font-style="normal" style:text-underline-style="solid" style:text-underline-width="auto" style:text-underline-color="font-color" fo:font-weight="normal" officeooo:rsid="0024dbc7" style:font-size-asian="15pt" style:language-asian="zxx" style:country-asian="none" style:font-size-complex="15pt" style:language-complex="zxx" style:country-complex="none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5pt" officeooo:rsid="001ad670" style:font-size-asian="15pt" style:font-size-complex="15pt"/>
    </style:style>
    <style:style style:name="T17" style:family="text">
      <style:text-properties style:font-name="Liberation Serif" officeooo:rsid="0024dbc7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officeooo:rsid="001ad670" style:font-size-asian="15pt" style:font-size-complex="15pt"/>
    </style:style>
    <style:style style:name="T20" style:family="text">
      <style:text-properties fo:font-size="15pt" style:text-underline-style="none" style:font-size-asian="15pt" style:font-size-complex="15pt"/>
    </style:style>
    <style:style style:name="T21" style:family="text">
      <style:text-properties officeooo:rsid="00193c28"/>
    </style:style>
    <style:style style:name="T22" style:family="text">
      <style:text-properties officeooo:rsid="001ad670"/>
    </style:style>
    <style:style style:name="T23" style:family="text">
      <style:text-properties fo:color="#001d35" officeooo:rsid="00193c28"/>
    </style:style>
    <style:style style:name="T24" style:family="text">
      <style:text-properties officeooo:rsid="00193c28" style:font-size-asian="15pt" style:font-size-complex="15pt"/>
    </style:style>
    <style:style style:name="T25" style:family="text">
      <style:text-properties officeooo:rsid="002458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Krishna Bhatt</text:span></text:p>
      <text:p text:style-name="P1"><text:span text:style-name="T1"><text:tab/><text:tab/><text:tab/><text:tab/><text:tab/><text:tab/><text:tab/><text:tab/><text:tab/></text:span><text:span text:style-name="T2">4</text:span><text:span text:style-name="T3">th</text:span><text:span text:style-name="T2"> June, 2024</text:span></text:p>
      <text:p text:style-name="P5">_______________________________________</text:p>
      <text:p text:style-name="P5"/>
      <text:p text:style-name="P20">Skype Id : addon.krishnabhatt003@outlook.com</text:p>
      <text:p text:style-name="P2"><text:span text:style-name="T18">Password : </text:span><text:a xlink:type="simple" xlink:href="mailto:addon@krishnabhatt" text:style-name="Internet_20_link" text:visited-style-name="Visited_20_Internet_20_Link"><text:span text:style-name="T18">addon@krishnabhatt</text:span></text:a></text:p>
      <text:p text:style-name="P20"/>
      <text:p text:style-name="P20">Gmail Id : addon.krishnabhatt003@gmail.com</text:p>
      <text:p text:style-name="P2"><text:span text:style-name="T18">Password : </text:span><text:a xlink:type="simple" xlink:href="mailto:addon@krishnabhatt" text:style-name="Internet_20_link" text:visited-style-name="Visited_20_Internet_20_Link"><text:span text:style-name="T18">addon@krishnabhatt</text:span></text:a></text:p>
      <text:p text:style-name="P20"/>
      <text:p text:style-name="P2">____________________________________________________________</text:p>
      <text:p text:style-name="P31">home/desktop/KrishnaBhatt</text:p>
      <text:p text:style-name="P4"/>
      <text:p text:style-name="P4">Projects </text:p>
      <text:p text:style-name="P4"/>
      <text:list xml:id="list3286794391" text:style-name="List_20_1">
        <text:list-item>
          <text:p text:style-name="P28">ACT <text:s/>(Airline Crew Transportation Management )</text:p>
        </text:list-item>
      </text:list>
      <text:p text:style-name="P23"><text:span text:style-name="T21"><text:line-break/> </text:span><text:span text:style-name="T4">prerequisite</text:span><text:span text:style-name="T21"> :<text:line-break/><text:tab/>Postgre</text:span><text:span text:style-name="T22">SQl</text:span><text:span text:style-name="T21"> Database </text:span><text:span text:style-name="T22">with postgis Extention</text:span></text:p>
      <text:p text:style-name="P22"><text:s/>url :</text:p>
      <text:p text:style-name="P22"><text:s text:c="6"/></text:p>
      <text:p text:style-name="P22"/>
      <text:list xml:id="list123602776413764" text:continue-numbering="true" text:style-name="List_20_1">
        <text:list-item>
          <text:p text:style-name="P29">ACTJWT</text:p>
        </text:list-item>
      </text:list>
      <text:p text:style-name="P3"/>
      <text:p text:style-name="P22"><text:s text:c="3"/>ACT Project with the jwt Token </text:p>
      <text:p text:style-name="P7">prerequisite:</text:p>
      <text:p text:style-name="P23"><text:span text:style-name="T5"><text:tab/></text:span>PostgreSQl Database with postgis Extention</text:p>
      <text:p text:style-name="P24">url:</text:p>
      <text:p text:style-name="P6"><text:span text:style-name="T19"><text:s text:c="3"/>Airline Crew ( Postman)<text:line-break/> <text:s/></text:span><text:span text:style-name="T16"><text:s/></text:span><text:a xlink:type="simple" xlink:href="http://localhost:8080/airports/add" text:style-name="Internet_20_link" text:visited-style-name="Visited_20_Internet_20_Link">http://localhost:8080/airports/add</text:a><text:span text:style-name="T8"> </text:span></text:p>
      <text:p text:style-name="P10"><text:s text:c="3"/></text:p>
      <text:list xml:id="list123603064154315" text:continue-numbering="true" text:style-name="List_20_1">
        <text:list-item>
          <text:p text:style-name="P32">PostgresToRedis</text:p>
        </text:list-item>
      </text:list>
      <text:p text:style-name="P11"><text:s/></text:p>
      <text:p text:style-name="P11"><text:s text:c="2"/>Convert From PostgreSql to Redis , Demo Of other stack &amp; search Functionality.</text:p>
      <text:p text:style-name="P8">prerequisite :</text:p>
      <text:p text:style-name="P11"><text:soft-page-break/><text:s text:c="3"/>Postgresql , Redis Stack</text:p>
      <text:p text:style-name="P11">url : </text:p>
      <text:p text:style-name="P12"><text:s text:c="2"/>PostgresToRedis(postman)</text:p>
      <text:p text:style-name="P26"><text:a xlink:type="simple" xlink:href="http://localhost:8081/businessDevice/load" text:style-name="Internet_20_link" text:visited-style-name="Visited_20_Internet_20_Link"><text:span text:style-name="T11">http://localhost:808</text:span></text:a><text:a xlink:type="simple" xlink:href="http://localhost:8081/businessDevice/load" text:style-name="Internet_20_link" text:visited-style-name="Visited_20_Internet_20_Link"><text:span text:style-name="T12">1</text:span></text:a><text:a xlink:type="simple" xlink:href="http://localhost:8081/businessDevice/load" text:style-name="Internet_20_link" text:visited-style-name="Visited_20_Internet_20_Link"><text:span text:style-name="T11">/</text:span></text:a><text:a xlink:type="simple" xlink:href="http://localhost:8081/businessDevice/load" text:style-name="Internet_20_link" text:visited-style-name="Visited_20_Internet_20_Link"><text:span text:style-name="T20">businessDevice</text:span></text:a><text:a xlink:type="simple" xlink:href="http://localhost:8081/businessDevice/load" text:style-name="Internet_20_link" text:visited-style-name="Visited_20_Internet_20_Link">/load</text:a><text:span text:style-name="T11"> </text:span></text:p>
      <text:p text:style-name="P11"/>
      <text:list xml:id="list123603960472734" text:continue-numbering="true" text:style-name="List_20_1">
        <text:list-item>
          <text:p text:style-name="P34">JsonRedis</text:p>
        </text:list-item>
      </text:list>
      <text:p text:style-name="P11"/>
      <text:p text:style-name="P11"><text:s text:c="2"/>Store Vehicle Data in json and Retrive using redis search </text:p>
      <text:p text:style-name="P9">prerequisite:</text:p>
      <text:p text:style-name="P13"><text:span text:style-name="T23"><text:tab/></text:span> Redis Stack </text:p>
      <text:p text:style-name="P17">url:</text:p>
      <text:p text:style-name="P19"><text:s text:c="2"/>http://192.168.0.53:8080/data/save</text:p>
      <text:p text:style-name="P10"/>
      <text:p text:style-name="P10"/>
      <text:list xml:id="list123603373257007" text:continue-numbering="true" text:style-name="List_20_1">
        <text:list-item>
          <text:p text:style-name="P33">CustProdRK</text:p>
        </text:list-item>
      </text:list>
      <text:p text:style-name="P37"><text:s text:c="8"/>This project for to create topic based on the businessId</text:p>
      <text:p text:style-name="P38">Thia also have example of Riot That converts the data from redis to other db or other db to redis...</text:p>
      <text:p text:style-name="P18"><text:s/><text:span text:style-name="T23">prerequisite :</text:span></text:p>
      <text:p text:style-name="P14"><text:s text:c="3"/>Redis Stack</text:p>
      <text:p text:style-name="P14">url : </text:p>
      <text:p text:style-name="P22"><text:s text:c="2"/>Redis+postgresql(postman)</text:p>
      <text:p text:style-name="P25"><text:span text:style-name="T24"><text:s text:c="2"/></text:span><text:span text:style-name="T7">http://localhost:8090/kafka/save</text:span></text:p>
      <text:p text:style-name="P22"/>
      <text:list xml:id="list123602328690965" text:continue-numbering="true" text:style-name="List_20_1">
        <text:list-item>
          <text:p text:style-name="P29">rg</text:p>
        </text:list-item>
      </text:list>
      <text:p text:style-name="P22"><text:s text:c="2"/>basic example of redis Gears </text:p>
      <text:p text:style-name="P22"><text:s text:c="2"/>Steps are written in the main File <text:s/>Or Can go through redis Document</text:p>
      <text:p text:style-name="P22"/>
      <text:p text:style-name="P22"/>
      <text:list xml:id="list123603353683841" text:continue-numbering="true" text:style-name="List_20_1">
        <text:list-item>
          <text:p text:style-name="P30">jedisDemo </text:p>
        </text:list-item>
      </text:list>
      <text:p text:style-name="P20"><text:s text:c="3"/>Redis Crud Example Using Jedis &amp; Connection Factory</text:p>
      <text:p text:style-name="P21"><text:s/><text:span text:style-name="T6"><text:s/></text:span><text:span text:style-name="T5">prerequisite :</text:span></text:p>
      <text:p text:style-name="P15"><text:s text:c="4"/>Redis Stack</text:p>
      <text:p text:style-name="P15"><text:s text:c="2"/>url:</text:p>
      <text:p text:style-name="P16"><text:s text:c="4"/><text:a xlink:type="simple" xlink:href="http://localhost:8090/user" text:style-name="Internet_20_link" text:visited-style-name="Visited_20_Internet_20_Link"><text:span text:style-name="T15">http://localhost:8090/user</text:span></text:a></text:p>
      <text:p text:style-name="P16"/>
      <text:list xml:id="list123602656616698" text:continue-numbering="true" text:style-name="List_20_1">
        <text:list-item>
          <text:p text:style-name="P35">Stream</text:p>
          <text:p text:style-name="P35"><text:span text:style-name="T15"><text:s/>Redis stream </text:span><text:span text:style-name="T17">producer Produce the data and Consumer Consume it through or without consumer Group</text:span></text:p>
          <text:p text:style-name="P40"><text:s/><text:span text:style-name="T5">prerequisite :</text:span></text:p>
          <text:p text:style-name="P35"><text:s text:c="3"/><text:span text:style-name="T25">R</text:span>edis Stack</text:p>
          <text:p text:style-name="P35"><text:s text:c="2"/>url:</text:p>
          <text:p text:style-name="P27"><text:soft-page-break/><text:span text:style-name="T9"><text:s text:c="4"/></text:span><text:a xlink:type="simple" xlink:href="http://localhost:8080/stream/produce" text:style-name="Internet_20_link" text:visited-style-name="Visited_20_Internet_20_Link">http://localhost:80</text:a><text:a xlink:type="simple" xlink:href="http://localhost:8080/stream/produce" text:style-name="Internet_20_link" text:visited-style-name="Visited_20_Internet_20_Link"><text:span text:style-name="T10">8</text:span></text:a><text:a xlink:type="simple" xlink:href="http://localhost:8080/stream/produce" text:style-name="Internet_20_link" text:visited-style-name="Visited_20_Internet_20_Link"><text:span text:style-name="T9">0/</text:span></text:a><text:a xlink:type="simple" xlink:href="http://localhost:8080/stream/produce" text:style-name="Internet_20_link" text:visited-style-name="Visited_20_Internet_20_Link"><text:span text:style-name="T14">stream</text:span></text:a><text:a xlink:type="simple" xlink:href="http://localhost:8080/stream/produce" text:style-name="Internet_20_link" text:visited-style-name="Visited_20_Internet_20_Link"><text:span text:style-name="T13">/</text:span></text:a><text:a xlink:type="simple" xlink:href="http://localhost:8080/stream/produce" text:style-name="Internet_20_link" text:visited-style-name="Visited_20_Internet_20_Link"><text:span text:style-name="T14">produce</text:span></text:a></text:p>
          <text:p text:style-name="P39"><text:s text:c="4"/></text:p>
        </text:list-item>
      </text:list>
      <text:p text:style-name="P36">Ide : Intellij </text:p>
      <text:p text:style-name="P36">Redis : Redis Insight(ui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0:18:55.653191550</meta:creation-date>
    <dc:date>2024-06-04T12:36:01.825426529</dc:date>
    <meta:editing-duration>PT5H50M3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61" meta:word-count="213" meta:character-count="1689" meta:non-whitespace-character-count="1435"/>
  </office:meta>
</office:document-meta>
</file>